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39f4aa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523c83"/>
    </style:style>
    <style:style style:name="P12" style:family="paragraph" style:parent-style-name="Standard" style:list-style-name="L1">
      <style:text-properties officeooo:rsid="002a03e9" officeooo:paragraph-rsid="0056c14e"/>
    </style:style>
    <style:style style:name="P13" style:family="paragraph" style:parent-style-name="Standard" style:list-style-name="L1">
      <style:text-properties officeooo:rsid="002a03e9" officeooo:paragraph-rsid="0053b81d"/>
    </style:style>
    <style:style style:name="P14" style:family="paragraph" style:parent-style-name="Standard" style:list-style-name="L1">
      <style:text-properties officeooo:rsid="002a03e9" officeooo:paragraph-rsid="003bbcef"/>
    </style:style>
    <style:style style:name="P15" style:family="paragraph" style:parent-style-name="Standard" style:list-style-name="L1">
      <style:text-properties officeooo:rsid="002a03e9" officeooo:paragraph-rsid="003a38f1"/>
    </style:style>
    <style:style style:name="P16" style:family="paragraph" style:parent-style-name="Standard" style:list-style-name="L1">
      <style:text-properties officeooo:rsid="002a03e9" officeooo:paragraph-rsid="002a03e9"/>
    </style:style>
    <style:style style:name="P17" style:family="paragraph" style:parent-style-name="Standard" style:list-style-name="L1">
      <style:text-properties officeooo:rsid="002a03e9" officeooo:paragraph-rsid="00583984"/>
    </style:style>
    <style:style style:name="P18" style:family="paragraph" style:parent-style-name="Standard" style:list-style-name="L1">
      <style:text-properties officeooo:rsid="002a03e9" officeooo:paragraph-rsid="004e89ff"/>
    </style:style>
    <style:style style:name="P19" style:family="paragraph" style:parent-style-name="Standard" style:list-style-name="L1">
      <style:text-properties officeooo:rsid="002a03e9" officeooo:paragraph-rsid="00351d32"/>
    </style:style>
    <style:style style:name="P20" style:family="paragraph" style:parent-style-name="Standard" style:list-style-name="L1">
      <style:text-properties officeooo:rsid="002a03e9" officeooo:paragraph-rsid="0041f3c6"/>
    </style:style>
    <style:style style:name="P21" style:family="paragraph" style:parent-style-name="Standard" style:list-style-name="L1">
      <style:text-properties officeooo:rsid="002a03e9" officeooo:paragraph-rsid="003ceaf3"/>
    </style:style>
    <style:style style:name="P22" style:family="paragraph" style:parent-style-name="Standard" style:list-style-name="L1">
      <style:text-properties officeooo:rsid="002a03e9" officeooo:paragraph-rsid="0053ffc6"/>
    </style:style>
    <style:style style:name="P23" style:family="paragraph" style:parent-style-name="Standard" style:list-style-name="L1">
      <style:text-properties officeooo:rsid="002a03e9" officeooo:paragraph-rsid="0055e852"/>
    </style:style>
    <style:style style:name="P24" style:family="paragraph" style:parent-style-name="Standard" style:list-style-name="L1">
      <style:text-properties officeooo:rsid="002a03e9" officeooo:paragraph-rsid="0042912d"/>
    </style:style>
    <style:style style:name="P25" style:family="paragraph" style:parent-style-name="Standard" style:list-style-name="L1">
      <style:text-properties officeooo:rsid="002a03e9" officeooo:paragraph-rsid="0059cf21"/>
    </style:style>
    <style:style style:name="P26" style:family="paragraph" style:parent-style-name="Standard" style:list-style-name="L1">
      <style:text-properties officeooo:rsid="002a03e9" officeooo:paragraph-rsid="005e6b05"/>
    </style:style>
    <style:style style:name="P27" style:family="paragraph" style:parent-style-name="Standard" style:list-style-name="L1">
      <style:text-properties officeooo:rsid="002a03e9" officeooo:paragraph-rsid="005f9ec6"/>
    </style:style>
    <style:style style:name="P28" style:family="paragraph" style:parent-style-name="Standard" style:list-style-name="L1">
      <style:text-properties officeooo:rsid="002b9f12" officeooo:paragraph-rsid="00583984"/>
    </style:style>
    <style:style style:name="P29" style:family="paragraph" style:parent-style-name="Standard" style:list-style-name="L1">
      <style:text-properties officeooo:rsid="002b9f12" officeooo:paragraph-rsid="002b9f12"/>
    </style:style>
    <style:style style:name="P30" style:family="paragraph" style:parent-style-name="Standard" style:list-style-name="L1">
      <style:text-properties officeooo:rsid="002b9f12" officeooo:paragraph-rsid="003171b2"/>
    </style:style>
    <style:style style:name="P31" style:family="paragraph" style:parent-style-name="Standard" style:list-style-name="L1">
      <style:text-properties officeooo:rsid="003171b2" officeooo:paragraph-rsid="003171b2"/>
    </style:style>
    <style:style style:name="P32" style:family="paragraph" style:parent-style-name="Standard" style:list-style-name="L1">
      <style:text-properties officeooo:rsid="003171b2" officeooo:paragraph-rsid="003e0c23"/>
    </style:style>
    <style:style style:name="P33" style:family="paragraph" style:parent-style-name="Standard" style:list-style-name="L1">
      <style:text-properties officeooo:rsid="003171b2" officeooo:paragraph-rsid="004b8625"/>
    </style:style>
    <style:style style:name="P34" style:family="paragraph" style:parent-style-name="Standard" style:list-style-name="L1">
      <style:text-properties officeooo:rsid="003171b2" officeooo:paragraph-rsid="0053ffc6"/>
    </style:style>
    <style:style style:name="P35" style:family="paragraph" style:parent-style-name="Standard" style:list-style-name="L1">
      <style:text-properties officeooo:rsid="003171b2" officeooo:paragraph-rsid="003f0a5e"/>
    </style:style>
    <style:style style:name="P36" style:family="paragraph" style:parent-style-name="Standard" style:list-style-name="L1">
      <style:text-properties officeooo:rsid="003171b2" officeooo:paragraph-rsid="00327ebb"/>
    </style:style>
    <style:style style:name="P37" style:family="paragraph" style:parent-style-name="Standard" style:list-style-name="L1">
      <style:text-properties officeooo:rsid="003171b2" officeooo:paragraph-rsid="00444222"/>
    </style:style>
    <style:style style:name="P38" style:family="paragraph" style:parent-style-name="Standard" style:list-style-name="L1">
      <style:text-properties officeooo:rsid="003171b2" officeooo:paragraph-rsid="0039c7a8"/>
    </style:style>
    <style:style style:name="P39" style:family="paragraph" style:parent-style-name="Standard" style:list-style-name="L1">
      <style:text-properties officeooo:rsid="003171b2" officeooo:paragraph-rsid="00411c11"/>
    </style:style>
    <style:style style:name="P40" style:family="paragraph" style:parent-style-name="Standard" style:list-style-name="L1">
      <style:text-properties officeooo:rsid="002546ec" officeooo:paragraph-rsid="00268ff8"/>
    </style:style>
    <style:style style:name="P41" style:family="paragraph" style:parent-style-name="Standard" style:list-style-name="L1">
      <style:text-properties officeooo:rsid="00294dd2" officeooo:paragraph-rsid="00294dd2"/>
    </style:style>
    <style:style style:name="P42" style:family="paragraph" style:parent-style-name="Standard" style:list-style-name="L1">
      <style:text-properties officeooo:rsid="002f6266" officeooo:paragraph-rsid="002f6266"/>
    </style:style>
    <style:style style:name="P43" style:family="paragraph" style:parent-style-name="Standard" style:list-style-name="L1">
      <style:text-properties officeooo:rsid="002071ee" officeooo:paragraph-rsid="002071ee"/>
    </style:style>
    <style:style style:name="P44" style:family="paragraph" style:parent-style-name="Standard" style:list-style-name="L1">
      <style:text-properties officeooo:rsid="00220266" officeooo:paragraph-rsid="00220266"/>
    </style:style>
    <style:style style:name="P45" style:family="paragraph" style:parent-style-name="Standard" style:list-style-name="L1">
      <style:text-properties officeooo:rsid="00220266" officeooo:paragraph-rsid="0023a6da"/>
    </style:style>
    <style:style style:name="P46" style:family="paragraph" style:parent-style-name="Standard" style:list-style-name="L1">
      <style:text-properties officeooo:rsid="00290f16" officeooo:paragraph-rsid="00290f16"/>
    </style:style>
    <style:style style:name="P47" style:family="paragraph" style:parent-style-name="Standard" style:list-style-name="L1">
      <style:text-properties officeooo:rsid="0039f4aa" officeooo:paragraph-rsid="0039f4aa"/>
    </style:style>
    <style:style style:name="P48" style:family="paragraph" style:parent-style-name="Standard" style:list-style-name="L1">
      <style:text-properties officeooo:rsid="0039f4aa" officeooo:paragraph-rsid="0060904e"/>
    </style:style>
    <style:style style:name="P49" style:family="paragraph" style:parent-style-name="Standard" style:list-style-name="L1">
      <style:text-properties officeooo:rsid="001ca5d2" officeooo:paragraph-rsid="001ca5d2"/>
    </style:style>
    <style:style style:name="P50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officeooo:rsid="001a1b41"/>
    </style:style>
    <style:style style:name="T33" style:family="text">
      <style:text-properties officeooo:rsid="001aea05"/>
    </style:style>
    <style:style style:name="T34" style:family="text">
      <style:text-properties officeooo:rsid="0016bc07"/>
    </style:style>
    <style:style style:name="T35" style:family="text">
      <style:text-properties officeooo:rsid="002071ee"/>
    </style:style>
    <style:style style:name="T36" style:family="text">
      <style:text-properties officeooo:rsid="00220266"/>
    </style:style>
    <style:style style:name="T37" style:family="text">
      <style:text-properties officeooo:rsid="0023a6da"/>
    </style:style>
    <style:style style:name="T38" style:family="text">
      <style:text-properties officeooo:rsid="002546ec"/>
    </style:style>
    <style:style style:name="T39" style:family="text">
      <style:text-properties officeooo:rsid="00273c49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2071ee"/>
    </style:style>
    <style:style style:name="T42" style:family="text">
      <style:text-properties style:use-window-font-color="true" loext:opacity="0%" officeooo:rsid="00381805"/>
    </style:style>
    <style:style style:name="T43" style:family="text">
      <style:text-properties style:use-window-font-color="true" loext:opacity="0%" officeooo:rsid="0039f4aa"/>
    </style:style>
    <style:style style:name="T44" style:family="text">
      <style:text-properties style:use-window-font-color="true" loext:opacity="0%" officeooo:rsid="003bbcef"/>
    </style:style>
    <style:style style:name="T45" style:family="text">
      <style:text-properties style:use-window-font-color="true" loext:opacity="0%" officeooo:rsid="00351d32"/>
    </style:style>
    <style:style style:name="T46" style:family="text">
      <style:text-properties style:use-window-font-color="true" loext:opacity="0%" officeooo:rsid="004da71a"/>
    </style:style>
    <style:style style:name="T47" style:family="text">
      <style:text-properties style:use-window-font-color="true" loext:opacity="0%" officeooo:rsid="0053b81d"/>
    </style:style>
    <style:style style:name="T48" style:family="text">
      <style:text-properties style:use-window-font-color="true" loext:opacity="0%" officeooo:rsid="0056c14e"/>
    </style:style>
    <style:style style:name="T49" style:family="text">
      <style:text-properties style:use-window-font-color="true" loext:opacity="0%" officeooo:rsid="00583984"/>
    </style:style>
    <style:style style:name="T50" style:family="text">
      <style:text-properties style:use-window-font-color="true" loext:opacity="0%" officeooo:rsid="0059cf21"/>
    </style:style>
    <style:style style:name="T51" style:family="text">
      <style:text-properties officeooo:rsid="002a03e9"/>
    </style:style>
    <style:style style:name="T52" style:family="text">
      <style:text-properties officeooo:rsid="002b9f12"/>
    </style:style>
    <style:style style:name="T53" style:family="text">
      <style:text-properties officeooo:rsid="002ee99f"/>
    </style:style>
    <style:style style:name="T54" style:family="text">
      <style:text-properties officeooo:rsid="003171b2"/>
    </style:style>
    <style:style style:name="T55" style:family="text">
      <style:text-properties officeooo:rsid="00327ebb"/>
    </style:style>
    <style:style style:name="T56" style:family="text">
      <style:text-properties officeooo:rsid="00351d32"/>
    </style:style>
    <style:style style:name="T57" style:family="text">
      <style:text-properties officeooo:rsid="00360387"/>
    </style:style>
    <style:style style:name="T58" style:family="text">
      <style:text-properties officeooo:rsid="0039c7a8"/>
    </style:style>
    <style:style style:name="T59" style:family="text">
      <style:text-properties officeooo:rsid="0039f4aa"/>
    </style:style>
    <style:style style:name="T60" style:family="text">
      <style:text-properties officeooo:rsid="003bbcef"/>
    </style:style>
    <style:style style:name="T61" style:family="text">
      <style:text-properties officeooo:rsid="003e0c23"/>
    </style:style>
    <style:style style:name="T62" style:family="text">
      <style:text-properties officeooo:rsid="003ff5a5"/>
    </style:style>
    <style:style style:name="T63" style:family="text">
      <style:text-properties officeooo:rsid="00411c11"/>
    </style:style>
    <style:style style:name="T64" style:family="text">
      <style:text-properties officeooo:rsid="0041f3c6"/>
    </style:style>
    <style:style style:name="T65" style:family="text">
      <style:text-properties officeooo:rsid="0042912d"/>
    </style:style>
    <style:style style:name="T66" style:family="text">
      <style:text-properties officeooo:rsid="00444222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78548" style:font-weight-asian="bold" style:font-weight-complex="bold"/>
    </style:style>
    <style:style style:name="T69" style:family="text">
      <style:text-properties officeooo:rsid="004b8625"/>
    </style:style>
    <style:style style:name="T70" style:family="text">
      <style:text-properties officeooo:rsid="004cf58b"/>
    </style:style>
    <style:style style:name="T71" style:family="text">
      <style:text-properties officeooo:rsid="00504780"/>
    </style:style>
    <style:style style:name="T72" style:family="text">
      <style:text-properties officeooo:rsid="00523c83"/>
    </style:style>
    <style:style style:name="T73" style:family="text">
      <style:text-properties officeooo:rsid="0053ffc6"/>
    </style:style>
    <style:style style:name="T74" style:family="text">
      <style:text-properties officeooo:rsid="0055e852"/>
    </style:style>
    <style:style style:name="T75" style:family="text">
      <style:text-properties officeooo:rsid="005635e9"/>
    </style:style>
    <style:style style:name="T76" style:family="text">
      <style:text-properties officeooo:rsid="00583984"/>
    </style:style>
    <style:style style:name="T77" style:family="text">
      <style:text-properties officeooo:rsid="0059cf21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officeooo:rsid="005e6b05"/>
    </style:style>
    <style:style style:name="T80" style:family="text">
      <style:text-properties officeooo:rsid="005f9ec6"/>
    </style:style>
    <style:style style:name="T81" style:family="text">
      <style:text-properties officeooo:rsid="006090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1276280267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35">➔ </text:span>(<text:span text:style-name="T59">recibe el formulario y llama a la función correspondiente del controlador de </text:span><text:span text:style-name="T75">alérgenos</text:span><text:span text:style-name="T59">.</text:span>)</text:p>
                    </text:list-item>
                    <text:list-item>
                      <text:p text:style-name="P9"><text:span text:style-name="T10">usuarioAjax</text:span><text:span text:style-name="T2">.php</text:span> <text:span text:style-name="T35">➔ </text:span>(<text:span text:style-name="T59">recibe el formulario y llama a la función correspondiente del controlador de usuario.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35">➔ </text:span>(<text:span text:style-name="T59">recibe el formulario y llama a la función correspondiente del controlador de </text:span><text:span text:style-name="T70">grupos de platos</text:span>)</text:p>
                    </text:list-item>
                    <text:list-item>
                      <text:p text:style-name="P25"><text:span text:style-name="T29">metodo</text:span><text:span text:style-name="T10">Ajax</text:span><text:span text:style-name="T2">.php</text:span> <text:span text:style-name="T35">➔ </text:span>(<text:span text:style-name="T59">recibe el formulario y llama a la función correspondiente del controlador de </text:span><text:span text:style-name="T77">métodos de cocción</text:span>)</text:p>
                    </text:list-item>
                    <text:list-item>
                      <text:p text:style-name="P11"><text:span text:style-name="T22">tipo</text:span><text:span text:style-name="T19">Plato</text:span><text:span text:style-name="T10">Ajax</text:span><text:span text:style-name="T2">.php</text:span> <text:span text:style-name="T35">➔ </text:span>(<text:span text:style-name="T59">recibe el formulario y llama a la función correspondiente del controlador de </text:span><text:span text:style-name="T72">tipos</text:span><text:span text:style-name="T70"> de platos</text:span>)</text:p>
                    </text:list-item>
                  </text:list>
                </text:list-item>
                <text:list-item>
                  <text:p text:style-name="P5"><text:span text:style-name="T67">controllers</text:span> <text:span text:style-name="T35">➔ </text:span><text:span text:style-name="T51">(Almacena los archivos de los diferentes controladores)</text:span></text:p>
                  <text:list>
                    <text:list-item>
                      <text:p text:style-name="P12"><text:span text:style-name="T27">alergeno</text:span><text:span text:style-name="T10">Controller.php </text:span><text:span text:style-name="T41">➔</text:span><text:span text:style-name="T6"> </text:span><text:span text:style-name="T43">(</text:span><text:span text:style-name="T47">Controlador de </text:span><text:span text:style-name="T48">alérgenos</text:span><text:span text:style-name="T47">, registro, actualización, etc.</text:span><text:span text:style-name="T43">)</text:span></text:p>
                    </text:list-item>
                    <text:list-item>
                      <text:p text:style-name="P13"><text:span text:style-name="T23">grupoPlato</text:span><text:span text:style-name="T10">Controller.php </text:span><text:span text:style-name="T41">➔</text:span><text:span text:style-name="T6"> </text:span><text:span text:style-name="T43">(</text:span><text:span text:style-name="T47">Controlador de grupos de platos, registro, actualización, etc.</text:span><text:span text:style-name="T43">)</text:span></text:p>
                    </text:list-item>
                    <text:list-item>
                      <text:p text:style-name="P14"><text:span text:style-name="T11">login</text:span><text:span text:style-name="T10">Controller.php </text:span><text:span text:style-name="T41">➔</text:span><text:span text:style-name="T6"> </text:span><text:span text:style-name="T43">(</text:span><text:span text:style-name="T44">Controlador de inicio y cierre de sesión</text:span><text:span text:style-name="T43">)</text:span></text:p>
                    </text:list-item>
                    <text:list-item>
                      <text:p text:style-name="P25"><text:span text:style-name="T29">metodo</text:span><text:span text:style-name="T10">Controller.php </text:span><text:span text:style-name="T41">➔</text:span><text:span text:style-name="T6"> </text:span><text:span text:style-name="T43">(</text:span><text:span text:style-name="T44">Controlador de </text:span><text:span text:style-name="T50">métodos de cocción</text:span><text:span text:style-name="T43">)</text:span></text:p>
                    </text:list-item>
                    <text:list-item>
                      <text:p text:style-name="P13"><text:span text:style-name="T23">tipoPlato</text:span><text:span text:style-name="T10">Controller.php </text:span><text:span text:style-name="T41">➔ </text:span><text:span text:style-name="T43">(</text:span><text:span text:style-name="T47">Controlador de tipos de platos, registro, actualización, etc.</text:span><text:span text:style-name="T43">)</text:span></text:p>
                    </text:list-item>
                    <text:list-item>
                      <text:p text:style-name="P15"><text:span text:style-name="T10">user</text:span><text:span text:style-name="T2">Controller.php </text:span><text:span text:style-name="T41">➔</text:span><text:span text:style-name="T6"> </text:span><text:span text:style-name="T40">(Controlador </text:span><text:span text:style-name="T43">de usuario. Registro, actualización, etc.</text:span><text:span text:style-name="T40">)</text:span></text:p>
                    </text:list-item>
                    <text:list-item>
                      <text:p text:style-name="P16"><text:span text:style-name="T2">viewsController.php</text:span> <text:span text:style-name="T35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7"><text:span text:style-name="T28">alergeno</text:span><text:span text:style-name="T8">Model.php</text:span><text:span text:style-name="T45"> </text:span><text:span text:style-name="T41">➔ </text:span><text:span text:style-name="T45">(Modelo para l</text:span><text:span text:style-name="T46">os </text:span><text:span text:style-name="T49">alérgenos</text:span><text:span text:style-name="T45">)</text:span></text:p>
                    </text:list-item>
                    <text:list-item>
                      <text:p text:style-name="P18"><text:span text:style-name="T20">grupoPlato</text:span><text:span text:style-name="T8">Model.php</text:span><text:span text:style-name="T45"> </text:span><text:span text:style-name="T41">➔ </text:span><text:span text:style-name="T45">(Modelo para l</text:span><text:span text:style-name="T46">os grupos de platos</text:span><text:span text:style-name="T45">)</text:span></text:p>
                    </text:list-item>
                    <text:list-item>
                      <text:p text:style-name="P19"><text:span text:style-name="T8">main</text:span><text:span text:style-name="T2">Model.php</text:span> <text:span text:style-name="T35">➔ </text:span>(<text:span text:style-name="T56">Conexión con la base de datos, limpia las cadenas para evitar SQL Injection, </text:span><text:span text:style-name="T57">verifica que los datos recibidos de un formulario coinciden con la expresión regular del input,</text:span><text:span text:style-name="T56"> funciones que permiten el CRUD</text:span>)</text:p>
                    </text:list-item>
                    <text:list-item>
                      <text:p text:style-name="P26"><text:span text:style-name="T30">metodo</text:span><text:span text:style-name="T2">Model.php</text:span> <text:span text:style-name="T35">➔ </text:span>(<text:span text:style-name="T79">Modelo para los métodos de cocción</text:span>)</text:p>
                    </text:list-item>
                    <text:list-item>
                      <text:p text:style-name="P13"><text:span text:style-name="T23">tipo</text:span><text:span text:style-name="T20">Plato</text:span><text:span text:style-name="T8">Model.php</text:span><text:span text:style-name="T45"> </text:span><text:span text:style-name="T41">➔ </text:span><text:span text:style-name="T45">(Modelo para l</text:span><text:span text:style-name="T46">os </text:span><text:span text:style-name="T47">tipos</text:span><text:span text:style-name="T46"> de platos</text:span><text:span text:style-name="T45">)</text:span></text:p>
                    </text:list-item>
                    <text:list-item>
                      <text:p text:style-name="P20"><text:span text:style-name="T15">user</text:span><text:span text:style-name="T2">Model.php</text:span> <text:span text:style-name="T35">➔ </text:span>(Modelo para l<text:span text:style-name="T64">os usuarios</text:span>)</text:p>
                    </text:list-item>
                    <text:list-item>
                      <text:p text:style-name="P21"><text:span text:style-name="T2">viewsModel.php</text:span> <text:span text:style-name="T35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28"><text:span text:style-name="T28">alergenos</text:span><text:span text:style-name="T2">-view.php</text:span> <text:span text:style-name="T35">➔ </text:span>(<text:span text:style-name="T76">muestra todos los alérgenos en el panel de control de administración</text:span>)</text:p>
                        </text:list-item>
                        <text:list-item>
                          <text:p text:style-name="P29"><text:span text:style-name="T2">404-view.php</text:span> <text:span text:style-name="T35">➔ </text:span>(vista para cuando hay un error de <text:span text:style-name="T53">archivo no encontrado</text:span>)</text:p>
                        </text:list-item>
                        <text:list-item>
                          <text:p text:style-name="P31"><text:span text:style-name="T2">aperitivos-view.php</text:span> <text:span text:style-name="T35">➔ </text:span>(muestra los 10 últimos aperitivos y permite buscar en aperitivos)</text:p>
                        </text:list-item>
                        <text:list-item>
                          <text:p text:style-name="P31"><text:span text:style-name="T2">buscarRecetas-view.php</text:span> <text:span text:style-name="T35">➔ </text:span>(búsqueda de recetas por diversos filtros)</text:p>
                        </text:list-item>
                        <text:list-item>
                          <text:p text:style-name="P32"><text:span text:style-name="T12">complementos</text:span><text:span text:style-name="T2">-view.php</text:span> <text:span text:style-name="T35">➔ </text:span>(<text:span text:style-name="T61">elementos como coberturas, jarabes, masas…</text:span>)</text:p>
                        </text:list-item>
                        <text:list-item>
                          <text:p text:style-name="P33"><text:span text:style-name="T18">enviarReceta</text:span><text:span text:style-name="T2">-view.php</text:span> <text:span text:style-name="T35">➔ </text:span>(<text:span text:style-name="T69">para enviar las recetas</text:span>)</text:p>
                        </text:list-item>
                        <text:list-item>
                          <text:p text:style-name="P34"><text:span text:style-name="T24">estilosCocina</text:span><text:span text:style-name="T2">-view.php</text:span> <text:span text:style-name="T35">➔ </text:span>(<text:span text:style-name="T73">vista para gestionar los estilos de cocina en el panel de administración</text:span>)</text:p>
                        </text:list-item>
                        <text:list-item>
                          <text:p text:style-name="P22"><text:span text:style-name="T21">gruposPlatos-view</text:span><text:span text:style-name="T2">.php</text:span> <text:span text:style-name="T35">➔ </text:span>(<text:span text:style-name="T73">vista</text:span><text:span text:style-name="T71"> para </text:span><text:span text:style-name="T73">gestionar</text:span><text:span text:style-name="T71"> los grupos de platos </text:span><text:span text:style-name="T73">en el panel de administración</text:span>)</text:p>
                        </text:list-item>
                        <text:list-item>
                          <text:p text:style-name="P30"><text:span text:style-name="T2">login-view.</text:span><text:span text:style-name="T11">php</text:span> <text:span text:style-name="T35">➔ </text:span>(página para loguearse)</text:p>
                        </text:list-item>
                        <text:list-item>
                          <text:p text:style-name="P14"><text:span text:style-name="T11">logout-view.php</text:span> <text:span text:style-name="T35">➔ </text:span>(<text:span text:style-name="T60">Cierre de sesión</text:span>)</text:p>
                        </text:list-item>
                        <text:list-item>
                          <text:p text:style-name="P27"><text:span text:style-name="T31">metodos</text:span><text:span text:style-name="T11">-view.php</text:span> <text:span text:style-name="T35">➔ </text:span>(<text:span text:style-name="T80">gestion de los métodos de cocción en el panel de control</text:span>)</text:p>
                        </text:list-item>
                        <text:list-item>
                          <text:p text:style-name="P33"><text:soft-page-break/><text:span text:style-name="T18">misRecetas</text:span><text:span text:style-name="T2">-view.php</text:span> <text:span text:style-name="T35">➔ </text:span>(<text:span text:style-name="T69">vista de las recetas que ha enviado el usuario con rol de redactor</text:span>)</text:p>
                        </text:list-item>
                        <text:list-item>
                          <text:p text:style-name="P32"><text:span text:style-name="T12">panelControl</text:span><text:span text:style-name="T2">-view.php</text:span> <text:span text:style-name="T35">➔ </text:span>(<text:span text:style-name="T61">vista principal del panel de administrador</text:span>)</text:p>
                        </text:list-item>
                        <text:list-item>
                          <text:p text:style-name="P33"><text:span text:style-name="T18">paraRevisar</text:span><text:span text:style-name="T2">-view.php</text:span> <text:span text:style-name="T35">➔ </text:span>(<text:span text:style-name="T69">recetas que tiene pendientes de revisión el revisor</text:span>)</text:p>
                        </text:list-item>
                        <text:list-item>
                          <text:p text:style-name="P31"><text:span text:style-name="T2">postres-view</text:span> <text:span text:style-name="T35">➔ </text:span>( muestra los 10 últimos postres y permite buscar en postres)</text:p>
                        </text:list-item>
                        <text:list-item>
                          <text:p text:style-name="P31"><text:span text:style-name="T2">primerosPlatos-view</text:span> <text:span text:style-name="T35">➔ </text:span>( muestra los 10 últimos primeros permite buscar en primeros)</text:p>
                        </text:list-item>
                        <text:list-item>
                          <text:p text:style-name="P30"><text:span text:style-name="T2">principal-view</text:span> <text:span text:style-name="T35">➔ </text:span>(página principal – <text:span text:style-name="T54">muestra las 10 últimas recetas</text:span>)</text:p>
                        </text:list-item>
                        <text:list-item>
                          <text:p text:style-name="P22"><text:span text:style-name="T24">recetas</text:span><text:span text:style-name="T21">-view</text:span><text:span text:style-name="T2">.php</text:span> <text:span text:style-name="T35">➔ </text:span>(<text:span text:style-name="T73">vista</text:span><text:span text:style-name="T71"> para </text:span><text:span text:style-name="T73">gestionar</text:span><text:span text:style-name="T71"> l</text:span><text:span text:style-name="T73">as recetas en el panel de administración</text:span>)</text:p>
                        </text:list-item>
                        <text:list-item>
                          <text:p text:style-name="P33"><text:span text:style-name="T18">recetasFavoritas</text:span><text:span text:style-name="T2">-view.php</text:span> <text:span text:style-name="T35">➔ </text:span>(<text:span text:style-name="T69">recetas que el usuario ha marcado como favoritas</text:span>)</text:p>
                        </text:list-item>
                        <text:list-item>
                          <text:p text:style-name="P35"><text:span text:style-name="T13">salsas</text:span><text:span text:style-name="T2">-view.php</text:span> <text:span text:style-name="T35">➔ </text:span>(<text:span text:style-name="T62">recetas de salsas</text:span>)</text:p>
                        </text:list-item>
                        <text:list-item>
                          <text:p text:style-name="P36"><text:span text:style-name="T7">segundos</text:span><text:span text:style-name="T2">Platos-view</text:span> <text:span text:style-name="T35">➔ </text:span>( muestra los 10 últimos <text:span text:style-name="T55">segundos y</text:span> permite buscar en <text:span text:style-name="T55">segundos platos</text:span>)</text:p>
                        </text:list-item>
                        <text:list-item>
                          <text:p text:style-name="P23"><text:span text:style-name="T25">tiposPlatos</text:span><text:span text:style-name="T21">-view</text:span><text:span text:style-name="T2">.php</text:span> <text:span text:style-name="T35">➔ </text:span>(<text:span text:style-name="T73">vista</text:span><text:span text:style-name="T71"> para </text:span><text:span text:style-name="T73">gestionar</text:span><text:span text:style-name="T71"> l</text:span><text:span text:style-name="T74">os tipos de platos</text:span><text:span text:style-name="T73"> en el panel de administración</text:span>)</text:p>
                        </text:list-item>
                        <text:list-item>
                          <text:p text:style-name="P37"><text:span text:style-name="T9">user</text:span><text:span text:style-name="T17">Data</text:span><text:span text:style-name="T2">-view</text:span> <text:span text:style-name="T35">➔ </text:span>(<text:span text:style-name="T66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38"><text:span text:style-name="T9">userNew</text:span><text:span text:style-name="T2">-view</text:span> <text:span text:style-name="T35">➔ </text:span>(<text:span text:style-name="T58">Registro de usuarios. Permite registrarse a un usuario y registrar un usuario desde el panel de control</text:span>)</text:p>
                        </text:list-item>
                        <text:list-item>
                          <text:p text:style-name="P24"><text:span text:style-name="T16">usuarios-view</text:span><text:span text:style-name="T2">.php</text:span> <text:span text:style-name="T35">➔ </text:span>(<text:span text:style-name="T65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0"><text:span text:style-name="T2">estilos.cs</text:span>s <text:span text:style-name="T35">➔ </text:span><text:span text:style-name="T39">mis estilos personalizados</text:span></text:p>
                        </text:list-item>
                        <text:list-item>
                          <text:p text:style-name="P40"><text:span text:style-name="T2">sweetalert2.min.css</text:span> <text:span text:style-name="T35">➔ </text:span><text:span text:style-name="T39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41"><text:span text:style-name="T2">favicon.ico</text:span> <text:span text:style-name="T35">➔ </text:span>Icono <text:span text:style-name="T52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42"><text:span text:style-name="T2">botonScroll.php </text:span><text:span text:style-name="T6">➔ </text:span><text:span text:style-name="T40">botón para ir arriba cuando se ha hecho scroll</text:span></text:p>
                        </text:list-item>
                        <text:list-item>
                          <text:p text:style-name="P33"><text:span text:style-name="T18">btn-back</text:span><text:span text:style-name="T2">.php</text:span> <text:span text:style-name="T35">➔ </text:span>(<text:span text:style-name="T69">botón para regresar a la página anterior</text:span>)</text:p>
                        </text:list-item>
                        <text:list-item>
                          <text:p text:style-name="P39"><text:span text:style-name="T14">controlBar</text:span><text:span text:style-name="T2">.php</text:span> <text:span text:style-name="T35">➔ </text:span>(<text:span text:style-name="T63">barra de navegación dentro del panel de administración</text:span>)</text:p>
                        </text:list-item>
                        <text:list-item>
                          <text:p text:style-name="P42">f<text:span text:style-name="T2">ooter.php</text:span> <text:span text:style-name="T35">➔ </text:span>pié de página</text:p>
                        </text:list-item>
                        <text:list-item>
                          <text:p text:style-name="P43"><text:span text:style-name="T2">head.php</text:span> ➔ <text:span text:style-name="T36">head</text:span> para el index</text:p>
                        </text:list-item>
                        <text:list-item>
                          <text:p text:style-name="P39"><text:span text:style-name="T14">headerControl</text:span><text:span text:style-name="T2">.php</text:span> <text:span text:style-name="T35">➔ </text:span>(<text:span text:style-name="T63">cabecera de las subpáginas del panel de control. Incluye la barra de navegación</text:span>)</text:p>
                        </text:list-item>
                        <text:list-item>
                          <text:p text:style-name="P42"><text:span text:style-name="T2">navbar.php</text:span> <text:span text:style-name="T35">➔ </text:span>barra de navegación superior responsive</text:p>
                        </text:list-item>
                        <text:list-item>
                          <text:p text:style-name="P44"><text:span text:style-name="T2">script.php</text:span> <text:span text:style-name="T35">➔ </text:span>carga los scripts de javascript.</text:p>
                        </text:list-item>
                        <text:list-item>
                          <text:p text:style-name="P45"><text:span text:style-name="T2">s</text:span><text:span text:style-name="T5">ession_start</text:span><text:span text:style-name="T2">.php</text:span> <text:span text:style-name="T35">➔ </text:span><text:span text:style-name="T37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38">j</text:span>s</text:p>
                      <text:list>
                        <text:list-item>
                          <text:p text:style-name="P46"><text:span text:style-name="T2">ajax.js </text:span><text:span text:style-name="T41">➔ </text:span><text:span text:style-name="T40">funciones para manejar los formularios y </text:span><text:span text:style-name="T42">las ventanas de alerta.</text:span></text:p>
                        </text:list-item>
                        <text:list-item>
                          <text:p text:style-name="P40"><text:span text:style-name="T2">alertas.js</text:span> <text:span text:style-name="T35">➔ </text:span><text:span text:style-name="T39">personaliza las ventanas de alerta</text:span></text:p>
                        </text:list-item>
                        <text:list-item>
                          <text:p text:style-name="P40"><text:span text:style-name="T2">functions.js</text:span> <text:span text:style-name="T35">➔ </text:span><text:span text:style-name="T39">mis funciones js personalizadas</text:span></text:p>
                        </text:list-item>
                        <text:list-item>
                          <text:p text:style-name="P40"><text:span text:style-name="T2">sweetalert2.all.min.js</text:span> <text:span text:style-name="T35">➔ </text:span><text:span text:style-name="T39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47">alergen_photos <text:span text:style-name="T35">➔ </text:span><text:span text:style-name="T51">(</text:span>Fotos de los iconos de los alérgenos<text:span text:style-name="T51">)</text:span></text:p>
                        </text:list-item>
                        <text:list-item>
                          <text:p text:style-name="P48"><text:span text:style-name="T81">groups</text:span>_photos<text:span text:style-name="T51"> </text:span><text:span text:style-name="T35">➔ </text:span><text:span text:style-name="T51">(</text:span>Fotos de los <text:span text:style-name="T81">grupos de platos</text:span><text:span text:style-name="T51">)</text:span></text:p>
                        </text:list-item>
                        <text:list-item>
                          <text:p text:style-name="P48"><text:span text:style-name="T81">metodos</text:span>_photos<text:span text:style-name="T51"> </text:span><text:span text:style-name="T35">➔ </text:span><text:span text:style-name="T51">(</text:span>Fotos de los <text:span text:style-name="T81">métodos de cocción</text:span><text:span text:style-name="T51">)</text:span></text:p>
                        </text:list-item>
                        <text:list-item>
                          <text:p text:style-name="P48"><text:span text:style-name="T81">tipos</text:span>_photos<text:span text:style-name="T51"> </text:span><text:span text:style-name="T35">➔ </text:span><text:span text:style-name="T51">(</text:span>Fotos de los <text:span text:style-name="T81">tipos de platos</text:span><text:span text:style-name="T51">)</text:span></text:p>
                        </text:list-item>
                        <text:list-item>
                          <text:p text:style-name="P48">user_photos<text:span text:style-name="T51"> </text:span><text:span text:style-name="T35">➔ </text:span><text:span text:style-name="T51">(</text:span>Fotos de los usuarios<text:span text:style-name="T51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68">bd</text:span><text:span text:style-name="T1"> <text:s/></text:span>➔ (copia de la base de datos)</text:p>
            </text:list-item>
            <text:list-item>
              <text:p text:style-name="P6"><text:soft-page-break/><text:span text:style-name="T67">config</text:span> ➔ <text:span text:style-name="T33">(</text:span><text:span text:style-name="T32">Archivos de configuración de la aplicación</text:span><text:span text:style-name="T33">)</text:span></text:p>
              <text:list>
                <text:list-item>
                  <text:p text:style-name="P49"><text:span text:style-name="T2">app.php</text:span> <text:span text:style-name="T34">➔ </text:span>(Dirección del servidor, nombre de la aplicación, nombre de la sesión, fecha, hora)</text:p>
                </text:list-item>
                <text:list-item>
                  <text:p text:style-name="P49"><text:span text:style-name="T2">server.php</text:span> <text:span text:style-name="T34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67">docs</text:span> ➔ <text:span text:style-name="T33">(</text:span><text:span text:style-name="T32">Estructura de directorios, Diagramas Entidad-Relación, Temporalización, etc.</text:span><text:span text:style-name="T33">)</text:span></text:p>
            </text:list-item>
            <text:list-item>
              <text:p text:style-name="P3"><text:span text:style-name="T3">.htaccess </text:span><text:span text:style-name="T4"><text:s/></text:span>➔ <text:span text:style-name="T33">(</text:span>Configuración rutas del servidor<text:span text:style-name="T33">)</text:span></text:p>
            </text:list-item>
            <text:list-item>
              <text:p text:style-name="P50"><text:span text:style-name="T2">autoload.php</text:span> <text:span text:style-name="T34">➔ </text:span>(carga los archivos de clase utilizando namespaces)</text:p>
            </text:list-item>
            <text:list-item>
              <text:p text:style-name="P50"><text:span text:style-name="T2">index.php</text:span> <text:span text:style-name="T34">➔ </text:span>(plantilla <text:span text:style-name="T36">base</text:span> de la aplicación. <text:span text:style-name="T51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2T22:09:34.295972900</dc:date>
    <meta:editing-duration>P1DT3H37M5S</meta:editing-duration>
    <meta:editing-cycles>62</meta:editing-cycles>
    <meta:generator>LibreOffice/7.4.7.2$Linux_X86_64 LibreOffice_project/40$Build-2</meta:generator>
    <meta:document-statistic meta:table-count="0" meta:image-count="0" meta:object-count="0" meta:page-count="3" meta:paragraph-count="86" meta:word-count="882" meta:character-count="5560" meta:non-whitespace-character-count="4846"/>
  </office:meta>
</office:document-meta>
</file>